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6.24mm"/>
    </style:style>
    <style:style style:name="co2" style:family="table-column">
      <style:table-column-properties fo:break-before="auto" style:column-width="60.25mm"/>
    </style:style>
    <style:style style:name="co3" style:family="table-column">
      <style:table-column-properties fo:break-before="auto" style:column-width="122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4 grandes étapes pour l’optimisation énergétique 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power_opt</text:p>
          </table:table-cell>
          <table:table-cell office:value-type="string" calcext:value-type="string">
            <text:p>défini les cellules qui seront concernées par des optimisations énergétiqu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_power_opt -include &lt;arg&gt;</text:p>
          </table:table-cell>
          <table:table-cell office:value-type="string" calcext:value-type="string">
            <text:p>permet le Clock Gating des cellues passées en argu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_power_opt -clocks &lt;arg&gt;</text:p>
          </table:table-cell>
          <table:table-cell office:value-type="string" calcext:value-type="string">
            <text:p>permet le Clock Gating des clocks passées en argu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t_design</text:p>
          </table:table-cell>
          <table:table-cell office:value-type="string" calcext:value-type="string">
            <text:p>optimisations général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opt_design -bram_power_opt</text:p>
          </table:table-cell>
          <table:table-cell office:value-type="string" calcext:value-type="string">
            <text:p>par défaut, optimise les blocs RAM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opt_design -directive NoBramPowerOpt</text:p>
          </table:table-cell>
          <table:table-cell office:value-type="string" calcext:value-type="string">
            <text:p>désactive les optimisations des blocs RA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_opt_design [-quiet] [-verbose]</text:p>
          </table:table-cell>
          <table:table-cell office:value-type="string" calcext:value-type="string">
            <text:p>optimisations énergétiqu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port_power_opt -name &lt;fichier&gt;</text:p>
          </table:table-cell>
          <table:table-cell office:value-type="string" calcext:value-type="string">
            <text:p>crée un fichier cataloguant les optimisations énergétiques effectué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ssiquement, optimisation pré-placement 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_power_op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nth_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_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wer_opt_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ce_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ute_desig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port_pow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 la place, optimisation post-placement :</text:p>
          </table:table-cell>
          <table:table-cell office:value-type="string" calcext:value-type="string">
            <text:p>place_design -post_place_op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 timing important, on peut optimiser à nouveau les blocs RAM en post-placement :</text:p>
          </table:table-cell>
          <table:table-cell office:value-type="string" calcext:value-type="string">
            <text:p>phys_opt_design -bram_enable_op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ptions générales :</text:p>
          </table:table-cell>
          <table:table-cell office:value-type="string" calcext:value-type="string">
            <text:p>opt_design -propconst</text:p>
          </table:table-cell>
          <table:table-cell office:value-type="string" calcext:value-type="string">
            <text:p>simplification de la logique des constante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sweep</text:p>
          </table:table-cell>
          <table:table-cell office:value-type="string" calcext:value-type="string">
            <text:p>suppression des cellules et nœuds inutiles ou non-connecté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muxf_remap</text:p>
          </table:table-cell>
          <table:table-cell office:value-type="string" calcext:value-type="string">
            <text:p>optimisation des MUX pour le routag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carry_remap</text:p>
          </table:table-cell>
          <table:table-cell office:value-type="string" calcext:value-type="string">
            <text:p>optimisation des CARRY pour le routag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bufg_opt</text:p>
          </table:table-cell>
          <table:table-cell office:value-type="string" calcext:value-type="string">
            <text:p>optimisation des horloge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shift_register_opt</text:p>
          </table:table-cell>
          <table:table-cell office:value-type="string" calcext:value-type="string">
            <text:p>optimisation des registres à décalag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mbufg_opt</text:p>
          </table:table-cell>
          <table:table-cell office:value-type="string" calcext:value-type="string">
            <text:p>optimisation des clusters d’horlog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dsp_register_opt</text:p>
          </table:table-cell>
          <table:table-cell office:value-type="string" calcext:value-type="string">
            <text:p>optimisation des DSP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remap</text:p>
          </table:table-cell>
          <table:table-cell office:value-type="string" calcext:value-type="string">
            <text:p>combine plusieurs LUTs en une seule pour réduire la profondeur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aggressive_remap</text:p>
          </table:table-cell>
          <table:table-cell office:value-type="string" calcext:value-type="string">
            <text:p>combine plusieurs LUTs en une seule pour réduire la profondeur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resynth_remap</text:p>
          </table:table-cell>
          <table:table-cell office:value-type="string" calcext:value-type="string">
            <text:p>réduit le nombre de LUTs et optimise les chemins critique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resynth_area</text:p>
          </table:table-cell>
          <table:table-cell office:value-type="string" calcext:value-type="string">
            <text:p>réduit le nombre de LUT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resynth_seq_area</text:p>
          </table:table-cell>
          <table:table-cell office:value-type="string" calcext:value-type="string">
            <text:p>réduit le nombre de LUTs et optimise la logique séquentielle et combinatoire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_design -directive Explore</text:p>
          </table:table-cell>
          <table:table-cell office:value-type="string" calcext:value-type="string">
            <text:p>effectue plusieurs passes d’optimisations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6:44:26.505181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9T10:49:11.552707277</meta:creation-date>
    <dc:date>2022-06-30T11:11:22.973671501</dc:date>
    <meta:editing-duration>PT19H14M32S</meta:editing-duration>
    <meta:editing-cycles>14</meta:editing-cycles>
    <meta:generator>LibreOffice/6.0.7.3$Linux_X86_64 LibreOffice_project/00m0$Build-3</meta:generator>
    <meta:document-statistic meta:table-count="1" meta:cell-count="62" meta:object-count="0"/>
  </office:meta>
</office:document-meta>
</file>